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M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ivoty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dov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SUM(['Simple - Budovy'.A5:.A11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next sum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6]*['Simple - Budovy'.D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7]*['Simple - Budovy'.D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8]*['Simple - Budovy'.D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9]*['Simple - Budovy'.D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0]*['Simple - Budovy'.D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1]*['Simple - Budovy'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2]*['Simple - Budovy'.D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'Simple - Budovy'.A23]*['Simple - Budovy'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4]*['Simple - Budovy'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5]*['Simple - Budovy'.D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6]*['Simple - Budovy'.D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7]*['Simple - Budovy'.D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8]*['Simple - Budovy'.D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9]*['Simple - Budovy'.D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30]*['Simple - Budovy'.D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31]*['Simple - Budovy'.D31]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SUM(['Simple - Budovy'.A16:.A32])" office:value-type="float" office:value="40" calcext:value-type="float">
            <text:p>40</text:p>
          </table:table-cell>
          <table:table-cell table:number-columns-repeated="7"/>
          <table:table-cell table:formula="of:=SUM(['Simple - Budovy'.I16:.I32])" office:value-type="float" office:value="48" calcext:value-type="float">
            <text:p>48</text:p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8</text:p>
          </table:table-cell>
          <table:table-cell office:value-type="string" calcext:value-type="string">
            <text:p>Akce 4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Zdravi 8</text:p>
          </table:table-cell>
          <table:table-cell office:value-type="string" calcext:value-type="string">
            <text:p>Stamina 6</text:p>
          </table:table-cell>
          <table:table-cell office:value-type="string" calcext:value-type="string">
            <text:p>Akce 3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7</text:p>
          </table:table-cell>
          <table:table-cell office:value-type="string" calcext:value-type="string">
            <text:p>Akc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10</text:p>
          </table:table-cell>
          <table:table-cell office:value-type="string" calcext:value-type="string">
            <text:p>Akc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zorn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M)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1 Zivot</text:p>
          </table:table-cell>
          <table:table-cell office:value-type="string" calcext:value-type="string">
            <text:p>komukoliv</text:p>
          </table:table-cell>
          <table:table-cell office:value-type="string" calcext:value-type="string">
            <text:p>u tebe</text:p>
          </table:table-cell>
          <table:table-cell office:value-type="string" calcext:value-type="string">
            <text:p>[++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Pozorn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ce</text:p>
          </table:table-cell>
          <table:table-cell office:value-type="string" calcext:value-type="string">
            <text:p>Batoh</text:p>
          </table:table-cell>
          <table:table-cell office:value-type="string" calcext:value-type="string">
            <text:p>Nav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Hlasitost</text:p>
          </table:table-cell>
          <table:table-cell office:value-type="string" calcext:value-type="string">
            <text:p>Presuny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Nepri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3 (!)</text:p>
          </table:table-cell>
          <table:table-cell office:value-type="string" calcext:value-type="string">
            <text:p>3 - 1/3</text:p>
          </table:table-cell>
          <table:table-cell office:value-type="string" calcext:value-type="string">
            <text:p>4 - 2/5</text:p>
          </table:table-cell>
          <table:table-cell office:value-type="string" calcext:value-type="string">
            <text:p>5 - 2/5</text:p>
          </table:table-cell>
          <table:table-cell office:value-type="string" calcext:value-type="string">
            <text:p>6 - 2/5</text:p>
          </table:table-cell>
        </table:table-row>
      </table:table>
      <table:table table:name="Simple - Udalosti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  <table:table-cell/>
          <table:table-cell table:formula="of:=SUM(['Simple - Udalosti'.A2:.A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  <table:table-cell/>
          <table:table-cell table:formula="of:=SUM(['Simple - Udalosti'.A8:.A1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Jidlo z 5</text:p>
          </table:table-cell>
          <table:table-cell/>
          <table:table-cell table:formula="of:=SUM(['Simple - Udalosti'.A15:.A2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Jidlo z 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table table:name="Simple - Nepritel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0:52:34.422754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1-10T10:58:39.253075532</dc:date>
    <meta:editing-duration>PT8H31M5S</meta:editing-duration>
    <meta:editing-cycles>75</meta:editing-cycles>
    <meta:generator>LibreOffice/5.1.6.2$Linux_X86_64 LibreOffice_project/10m0$Build-2</meta:generator>
    <meta:document-statistic meta:table-count="15" meta:cell-count="2436" meta:object-count="0"/>
  </office:meta>
</office:document-meta>
</file>